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16.501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rsid="00019662" officeooo:paragraph-rsid="00019662"/>
    </style:style>
    <style:style style:name="P6" style:family="paragraph" style:parent-style-name="Text_20_body">
      <style:text-properties officeooo:paragraph-rsid="00019662"/>
    </style:style>
    <style:style style:name="P7" style:family="paragraph" style:parent-style-name="Text_20_body">
      <style:paragraph-properties style:writing-mode="lr-tb"/>
      <style:text-properties officeooo:rsid="000670a1" officeooo:paragraph-rsid="000670a1"/>
    </style:style>
    <style:style style:name="P8" style:family="paragraph" style:parent-style-name="Text_20_body">
      <style:paragraph-properties style:writing-mode="lr-tb"/>
      <style:text-properties officeooo:rsid="000670a1" officeooo:paragraph-rsid="00122b49"/>
    </style:style>
    <style:style style:name="P9" style:family="paragraph" style:parent-style-name="Text_20_body">
      <style:paragraph-properties style:writing-mode="lr-tb"/>
      <style:text-properties officeooo:rsid="000a5743" officeooo:paragraph-rsid="00122b49"/>
    </style:style>
    <style:style style:name="P10" style:family="paragraph" style:parent-style-name="Text_20_body">
      <style:paragraph-properties style:writing-mode="lr-tb"/>
      <style:text-properties officeooo:rsid="000a7dc6" officeooo:paragraph-rsid="000c9fd2"/>
    </style:style>
    <style:style style:name="P11" style:family="paragraph" style:parent-style-name="Text_20_body">
      <style:paragraph-properties fo:break-before="page" style:writing-mode="lr-tb"/>
      <style:text-properties officeooo:rsid="000a7dc6" officeooo:paragraph-rsid="00122b49"/>
    </style:style>
    <style:style style:name="P12" style:family="paragraph" style:parent-style-name="Text_20_body">
      <style:paragraph-properties style:writing-mode="lr-tb"/>
      <style:text-properties officeooo:rsid="000ebef0" officeooo:paragraph-rsid="000ebef0"/>
    </style:style>
    <style:style style:name="P13" style:family="paragraph" style:parent-style-name="Text_20_body">
      <style:paragraph-properties fo:margin-left="0cm" fo:margin-right="0cm" fo:text-indent="0cm" style:auto-text-indent="false" style:writing-mode="lr-tb"/>
      <style:text-properties officeooo:rsid="000ebef0" officeooo:paragraph-rsid="000ebef0"/>
    </style:style>
    <style:style style:name="P14" style:family="paragraph" style:parent-style-name="Text_20_body">
      <style:paragraph-properties fo:break-before="page"/>
      <style:text-properties officeooo:rsid="0016bd55" officeooo:paragraph-rsid="0016bd55"/>
    </style:style>
    <style:style style:name="P15" style:family="paragraph" style:parent-style-name="Text_20_body">
      <style:text-properties officeooo:rsid="001ab918" officeooo:paragraph-rsid="001ab918"/>
    </style:style>
    <style:style style:name="P16" style:family="paragraph" style:parent-style-name="Text_20_body">
      <style:text-properties officeooo:rsid="00248a37" officeooo:paragraph-rsid="00248a37"/>
    </style:style>
    <style:style style:name="P17" style:family="paragraph" style:parent-style-name="Text_20_body">
      <style:text-properties officeooo:rsid="0028b6a2" officeooo:paragraph-rsid="0028b6a2"/>
    </style:style>
    <style:style style:name="P18" style:family="paragraph" style:parent-style-name="Text_20_body">
      <style:paragraph-properties style:writing-mode="lr-tb"/>
      <style:text-properties officeooo:rsid="00343774" officeooo:paragraph-rsid="00343774"/>
    </style:style>
    <style:style style:name="P19" style:family="paragraph" style:parent-style-name="Contents_20_1">
      <style:paragraph-properties>
        <style:tab-stops>
          <style:tab-stop style:position="16.501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paragraph-properties fo:break-before="page"/>
      <style:text-properties officeooo:rsid="000374f3" officeooo:paragraph-rsid="000374f3"/>
    </style:style>
    <style:style style:name="P23" style:family="paragraph" style:parent-style-name="Heading_20_1">
      <style:paragraph-properties fo:break-before="page"/>
      <style:text-properties officeooo:rsid="0011e924" officeooo:paragraph-rsid="0011e924"/>
    </style:style>
    <style:style style:name="P24" style:family="paragraph" style:parent-style-name="Heading_20_2">
      <style:text-properties officeooo:rsid="000374f3" officeooo:paragraph-rsid="000374f3"/>
    </style:style>
    <style:style style:name="P25" style:family="paragraph" style:parent-style-name="Heading_20_2">
      <style:paragraph-properties fo:break-before="page"/>
      <style:text-properties officeooo:rsid="00121026" officeooo:paragraph-rsid="00121026"/>
    </style:style>
    <style:style style:name="P26" style:family="paragraph" style:parent-style-name="Heading_20_2">
      <style:text-properties officeooo:rsid="0011e924" officeooo:paragraph-rsid="0011e924"/>
    </style:style>
    <style:style style:name="P27" style:family="paragraph" style:parent-style-name="Standard" style:master-page-name="First_20_Page">
      <style:paragraph-properties style:page-number="auto"/>
      <style:text-properties officeooo:rsid="00019662" officeooo:paragraph-rsid="00019662"/>
    </style:style>
    <style:style style:name="P28" style:family="paragraph" style:parent-style-name="Text_20_body" style:list-style-name="L1">
      <style:paragraph-properties style:writing-mode="lr-tb"/>
      <style:text-properties officeooo:rsid="00248a37" officeooo:paragraph-rsid="00248a37"/>
    </style:style>
    <style:style style:name="P29" style:family="paragraph" style:parent-style-name="Text_20_body" style:list-style-name="L1">
      <style:paragraph-properties style:writing-mode="lr-tb"/>
      <style:text-properties officeooo:rsid="00248a37" officeooo:paragraph-rsid="00258ad0"/>
    </style:style>
    <style:style style:name="P30" style:family="paragraph" style:parent-style-name="Text_20_body" style:list-style-name="L2">
      <style:text-properties officeooo:rsid="0028b6a2" officeooo:paragraph-rsid="0028b6a2"/>
    </style:style>
    <style:style style:name="P31" style:family="paragraph" style:parent-style-name="Text_20_body" style:list-style-name="L2">
      <style:text-properties officeooo:rsid="002a5ba1" officeooo:paragraph-rsid="002a5ba1"/>
    </style:style>
    <style:style style:name="P32" style:family="paragraph" style:parent-style-name="Text_20_body" style:list-style-name="L2">
      <style:text-properties officeooo:rsid="002b9409" officeooo:paragraph-rsid="002b9409"/>
    </style:style>
    <style:style style:name="P33" style:family="paragraph" style:parent-style-name="Text_20_body" style:list-style-name="L3">
      <style:paragraph-properties style:writing-mode="lr-tb"/>
      <style:text-properties officeooo:rsid="000ebef0" officeooo:paragraph-rsid="000ebef0"/>
    </style:style>
    <style:style style:name="P34" style:family="paragraph" style:parent-style-name="Text_20_body" style:list-style-name="L4">
      <style:text-properties officeooo:paragraph-rsid="0016bd55"/>
    </style:style>
    <style:style style:name="P35" style:family="paragraph" style:parent-style-name="Text_20_body" style:list-style-name="L4">
      <style:paragraph-properties fo:margin-left="0cm" fo:margin-right="0cm" fo:text-indent="0cm" style:auto-text-indent="false"/>
      <style:text-properties officeooo:paragraph-rsid="0016bd55"/>
    </style:style>
    <style:style style:name="P36" style:family="paragraph" style:parent-style-name="Text_20_body" style:list-style-name="L4">
      <style:text-properties officeooo:rsid="0016bd55" officeooo:paragraph-rsid="0016bd55"/>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4dd06"/>
    </style:style>
    <style:style style:name="T12" style:family="text">
      <style:text-properties officeooo:rsid="0015c1f2"/>
    </style:style>
    <style:style style:name="T13" style:family="text">
      <style:text-properties officeooo:rsid="0016bd55"/>
    </style:style>
    <style:style style:name="T14" style:family="text">
      <style:text-properties officeooo:rsid="00188265"/>
    </style:style>
    <style:style style:name="T15" style:family="text">
      <style:text-properties fo:font-style="normal" style:text-underline-style="solid" style:text-underline-width="auto" style:text-underline-color="font-color" fo:font-weight="normal" officeooo:rsid="0009d43f" style:font-style-asian="normal" style:font-weight-asian="normal" style:font-style-complex="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be030"/>
    </style:style>
    <style:style style:name="T18" style:family="text">
      <style:text-properties style:text-underline-style="solid" style:text-underline-width="auto" style:text-underline-color="font-color" officeooo:rsid="001f1b6c"/>
    </style:style>
    <style:style style:name="T19" style:family="text">
      <style:text-properties officeooo:rsid="001e7a2b"/>
    </style:style>
    <style:style style:name="T20" style:family="text">
      <style:text-properties officeooo:rsid="001f56ae"/>
    </style:style>
    <style:style style:name="T21" style:family="text">
      <style:text-properties officeooo:rsid="00258ad0"/>
    </style:style>
    <style:style style:name="T22" style:family="text">
      <style:text-properties officeooo:rsid="002a003d"/>
    </style:style>
    <style:style style:name="T23" style:family="text">
      <style:text-properties officeooo:rsid="002a5ba1"/>
    </style:style>
    <style:style style:name="T24" style:family="text">
      <style:text-properties officeooo:rsid="002b9409"/>
    </style:style>
    <style:style style:name="T25" style:family="text">
      <style:text-properties officeooo:rsid="002d06da"/>
    </style:style>
    <style:style style:name="T26" style:family="text">
      <style:text-properties officeooo:rsid="003001a2"/>
    </style:style>
    <style:style style:name="T27" style:family="text">
      <style:text-properties officeooo:rsid="00339b8a"/>
    </style:style>
    <style:style style:name="T28" style:family="text">
      <style:text-properties officeooo:rsid="00343774"/>
    </style:style>
    <style:style style:name="T29" style:family="text">
      <style:text-properties officeooo:rsid="0035d47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table-of-content text:style-name="Sect1" text:protected="true" text:name="Оглавление1">
        <text:table-of-content-source text:outline-level="10"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Оглавление</text:p>
          </text:index-title>
          <text:p text:style-name="P2"><text:a xlink:type="simple" xlink:href="#__RefHeading___Toc208_1295812108" text:style-name="Index_20_Link" text:visited-style-name="Index_20_Link">1. Введение<text:tab/>3</text:a></text:p>
          <text:p text:style-name="P2"><text:a xlink:type="simple" xlink:href="#__RefHeading___Toc215_1295812108" text:style-name="Index_20_Link" text:visited-style-name="Index_20_Link">2. Теоретическая часть<text:tab/>4</text:a></text:p>
          <text:p text:style-name="P3"><text:a xlink:type="simple" xlink:href="#__RefHeading___Toc222_1295812108" text:style-name="Index_20_Link" text:visited-style-name="Index_20_Link">2.1. Описание предметной области<text:tab/>4</text:a></text:p>
          <text:p text:style-name="P3"><text:a xlink:type="simple" xlink:href="#__RefHeading___Toc325_1295812108" text:style-name="Index_20_Link" text:visited-style-name="Index_20_Link">2.2. Постановка задачи<text:tab/>5</text:a></text:p>
          <text:p text:style-name="P2"><text:a xlink:type="simple" xlink:href="#__RefHeading___Toc316_1295812108" text:style-name="Index_20_Link" text:visited-style-name="Index_20_Link">3. Практическая часть<text:tab/>7</text:a></text:p>
          <text:p text:style-name="P3"><text:a xlink:type="simple" xlink:href="#__RefHeading___Toc318_1295812108" text:style-name="Index_20_Link" text:visited-style-name="Index_20_Link">3.1. Выбор и обоснование инструментов разработки<text:tab/>7</text:a></text:p>
        </text:index-body>
      </text:table-of-content>
      <text:p text:style-name="P5"/>
      <text:h text:style-name="P22" text:outline-level="1"><text:bookmark-start text:name="__RefHeading___Toc208_1295812108"/><text:span text:style-name="T29">1. </text:span>Введение<text:bookmark-end text:name="__RefHeading___Toc208_1295812108"/></text:h>
      <text:p text:style-name="P6">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6">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6">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6">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такие аспекты, как удобство использования и быстродействие системы, также одним из основных аспектов проекта является новизна подхода к созданию такого типа сервиса.</text:p>
      <text:h text:style-name="P22" text:outline-level="1"><text:bookmark-start text:name="__RefHeading___Toc215_1295812108"/><text:span text:style-name="T29">2</text:span>. Теоретическая часть<text:bookmark-end text:name="__RefHeading___Toc215_1295812108"/></text:h>
      <text:h text:style-name="P24" text:outline-level="2"><text:bookmark-start text:name="__RefHeading___Toc222_1295812108"/><text:span text:style-name="T29">2</text:span>.1. Описание предметной области<text:bookmark-end text:name="__RefHeading___Toc222_1295812108"/></text:h>
      <text:p text:style-name="P16">«Filestorage Server» — серверная часть проекта по разработке сетевого сервиса для хранения файлов. Несмотря на то, что на рынке уже существует значительное количество облачных хранилищ для файлов, выбор данной темы для курсового проекта имеет свои причины. Главная цель состоит в том, чтобы более углубленно изучить процесс разработки программного обеспечения, которое использует сеть Интернет для передачи информации.</text:p>
      <text:p text:style-name="P16">Разработка облачного хранилища для файлов требует освоения различных аспектов программирования и сетевых технологий. В процессе работы над проектом, будет получен ценный опыт в следующих областях:</text:p>
      <text:list text:style-name="L1">
        <text:list-item>
          <text:p text:style-name="P28">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text:p>
        </text:list-item>
        <text:list-item>
          <text:p text:style-name="P28">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протокола TLS — протокола, который обеспечивает защищенное соединение между клиентом и сервером в сети Интернет.</text:p>
        </text:list-item>
        <text:list-item>
          <text:p text:style-name="P29">Работа с базами данных: для хранения информации о пользователях и их файлах будет использоваться документоориентированн<text:span text:style-name="T21">ая </text:span><text:span text:style-name="T25">система управления </text:span>база<text:span text:style-name="T25">ми </text:span>данных MongoDB</text:p>
        </text:list-item>
      </text:list>
      <text:h text:style-name="P25" text:outline-level="2"><text:bookmark-start text:name="__RefHeading___Toc325_1295812108"/><text:span text:style-name="T29">2</text:span>.2. Постановка задачи<text:bookmark-end text:name="__RefHeading___Toc325_1295812108"/></text:h>
      <text:p text:style-name="P17">Итоговым результ<text:span text:style-name="T27">ат</text:span>ом данной части курсового проекта должен быть один исполняемый файл, который при первом запуске будет создавать <text:span text:style-name="T28">все </text:span>необходимые ему для <text:span text:style-name="T28">дальнейшей</text:span> работы файлы конфигурации и директории, и при повторных запусках будет использовать уже существующие.</text:p>
      <text:p text:style-name="P18">Для остановки программы, будет необходимо послать процессу сигнал «SIGINT» (в ОС Linux это достигается путем одновременного нажатия клавиш Ctrl-C). При первом сигнале, программа будет завершаться сразу после того, как закончит текущую операцию. Однако, текущая операция может «зависнуть» (например, если соединение с клиентом было разорвано) и тогда программа никогда не завершиться</text:p>
      <text:p text:style-name="P17">Файл конфигурации будет находиться там же, где и исполняемый файл на момент запуска и будет иметь <text:span text:style-name="T22">название</text:span> «config.json». В этом файле <text:span text:style-name="T23">будут</text:span> хранятся следующие параметры:</text:p>
      <text:list text:style-name="L2">
        <text:list-item>
          <text:p text:style-name="P30">«listen_address» — IP-адрес и порт, на которых сервер будет ожидать входящих соединений от клиента <text:span text:style-name="T23">по протоколу TCP</text:span>;</text:p>
        </text:list-item>
        <text:list-item>
          <text:p text:style-name="P31">«tls_cert_path» и «tls_key_path» — <text:span text:style-name="T24">абсолютные или относительные </text:span>пути до двух файлов: сертификат<text:span text:style-name="T24">а</text:span> и секретн<text:span text:style-name="T24">ого</text:span> ключ<text:span text:style-name="T24">а к нему, которые требуются для работы с протоколом TLS;</text:span></text:p>
        </text:list-item>
        <text:list-item>
          <text:p text:style-name="P32">«userdata_path» — абсолютный или относительный путь до директории, в где будут хранится все файлы, загруженные пользователями;</text:p>
        </text:list-item>
        <text:list-item>
          <text:p text:style-name="P32">«mongodb_uri» — IP-адрес и порт, по которому будет происходить подключение к СУБД MongoDB;</text:p>
        </text:list-item>
        <text:list-item>
          <text:p text:style-name="P32">«mongodb_db» — <text:span text:style-name="T26">название базы данных в СУБД, используемое сервером для хранения необходимой ему информации;</text:span></text:p>
        </text:list-item>
        <text:list-item>
          <text:p text:style-name="P32">«mongodb_files_collection» — <text:span text:style-name="T26">название коллекции, в которой будут храниться метаданные всех загруженных файлов;</text:span></text:p>
        </text:list-item>
        <text:list-item>
          <text:p text:style-name="P32">«mongodb_users_collection» — <text:span text:style-name="T26">название коллекции, в которой будет </text:span><text:soft-page-break/><text:span text:style-name="T26">храниться информация о соответствии имен пользователей с их идентификаторами.</text:span></text:p>
        </text:list-item>
      </text:list>
      <text:h text:style-name="P23" text:outline-level="1"><text:bookmark-start text:name="__RefHeading___Toc316_1295812108"/><text:span text:style-name="T29">3</text:span>. Практическая часть<text:bookmark-end text:name="__RefHeading___Toc316_1295812108"/></text:h>
      <text:h text:style-name="P26" text:outline-level="2"><text:bookmark-start text:name="__RefHeading___Toc318_1295812108"/><text:span text:style-name="T29">3</text:span>.1. Выбор и обоснование инструментов разработки<text:bookmark-end text:name="__RefHeading___Toc318_1295812108"/></text:h>
      <text:p text:style-name="P7">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7">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8">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8"><text:span text:style-name="T8">У</text:span><text:span text:style-name="T1">читывая вышесказанное, </text:span><text:span text:style-name="T15">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9">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11">Популярные на сегодняшний день языки программирования, в большинстве случаев, распространяются с открытым исходным кодом, что 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10"><text:span text:style-name="T16">При рассмотрении каждого </text:span><text:span text:style-name="T17">из перечисленных</text:span><text:span text:style-name="T16"> вариант</text:span><text:span text:style-name="T17">ов</text:span><text:span text:style-name="T16">, выбор был сделан в пользу языка Go</text:span>, <text:span text:style-name="T11">который</text:span> является сравнительно новым языком программирования, <text:span text:style-name="T3">однако он </text:span>быстро набир<text:span text:style-name="T3">ает</text:span> популярность благодаря простоте своего синтаксиса, <text:span text:style-name="T7">производительности</text:span>, надежности и богато<text:span text:style-name="T3">му набору стандартных библиотек. </text:span><text:span text:style-name="T4">Также, в данном языке </text:span><text:span text:style-name="T12">достаточно</text:span><text:span text:style-name="T4"> </text:span><text:span text:style-name="T12">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12">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2">Одна из самых популярных сред разработки для языка Go — GoLand от JetBrains, но несмотря на популярность, она не лишена недостатков, таких как:</text:span></text:p>
      <text:list text:style-name="L3">
        <text:list-item>
          <text:p text:style-name="P33"><text:span text:style-name="T12">Я</text:span>вляется платн<text:span text:style-name="T12">ым программным обеспечением;</text:span></text:p>
        </text:list-item>
        <text:list-item>
          <text:p text:style-name="P33"><text:span text:style-name="T12">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33"><text:span text:style-name="T12">О</text:span>бладает <text:span text:style-name="T13">огромным функционалом</text:span>, что <text:span text:style-name="T13">неизбежно приведет к дополнительным временным затратам на изучение.</text:span></text:p>
        </text:list-item>
      </text:list>
      <text:p text:style-name="P13"/>
      <text:p text:style-name="P14">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4">Имеет множество преимуществ, по сравнению с GoLand:</text:span></text:p>
      <text:list text:style-name="L4">
        <text:list-item>
          <text:p text:style-name="P36"><text:span text:style-name="T14">Б</text:span>есплатен и поддерживает все популярные операционные системы, включая <text:span text:style-name="T14">Linux;</text:span></text:p>
        </text:list-item>
        <text:list-item>
          <text:p text:style-name="P36"><text:span text:style-name="T14">И</text:span>меет широкие возможности для расширения функциональности плагинами. <text:span text:style-name="T14">Есть возможность</text:span> установить плагины для поддержки различных языков программирования, <text:span text:style-name="T14">включая Go;</text:span></text:p>
        </text:list-item>
        <text:list-item>
          <text:p text:style-name="P36"><text:span text:style-name="T14">Р</text:span>аботает <text:span text:style-name="T14">быстро </text:span>даже на медленных компьютерах и не занимает много ресурсов системы;</text:p>
        </text:list-item>
        <text:list-item>
          <text:p text:style-name="P34"><text:span text:style-name="T14">И</text:span><text:span text:style-name="T13">меет простой и интуитивно понятный пользовательский интерфейс, что позволяет быстро начать работу с редактором.</text:span></text:p>
          <text:p text:style-name="P35"/>
        </text:list-item>
      </text:list>
      <text:p text:style-name="P15">Несмотря на то, что GoLand также предлаг<text:span text:style-name="T19">а</text:span>ет широкие возможности, <text:span text:style-name="T16">выбор </text:span><text:span text:style-name="T18">среды разработки</text:span><text:span text:style-name="T16"> был сделан в пользу Visual Studio Code</text:span>, так как он сочетает в себе все вышеперечисленные преимущества в удобном и интуитивно понятном пользовательском интерфейсе, <text:span text:style-name="T20">что не добавит времени на изучение функционал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07T18:59:57.133255907</dc:date>
    <meta:editing-duration>PT4H2M9S</meta:editing-duration>
    <meta:editing-cycles>54</meta:editing-cycles>
    <meta:generator>LibreOffice/7.5.3.2$Linux_X86_64 LibreOffice_project/9f56dff12ba03b9acd7730a5a481eea045e468f3</meta:generator>
    <meta:document-statistic meta:table-count="0" meta:image-count="0" meta:object-count="0" meta:page-count="9" meta:paragraph-count="51" meta:word-count="1174" meta:character-count="8999" meta:non-whitespace-character-count="7881"/>
  </office:meta>
</office:document-meta>
</file>